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a197" officeooo:paragraph-rsid="0006a197"/>
    </style:style>
    <style:style style:name="P2" style:family="paragraph" style:parent-style-name="Heading_20_1">
      <style:text-properties officeooo:rsid="00166171" officeooo:paragraph-rsid="00166171"/>
    </style:style>
    <style:style style:name="P3" style:family="paragraph" style:parent-style-name="Heading_20_1">
      <style:text-properties style:font-name="Arial" officeooo:rsid="001a6c28" officeooo:paragraph-rsid="001a6c28"/>
    </style:style>
    <style:style style:name="P4" style:family="paragraph" style:parent-style-name="Standard">
      <style:text-properties officeooo:rsid="00166171" officeooo:paragraph-rsid="00166171"/>
    </style:style>
    <style:style style:name="P5" style:family="paragraph" style:parent-style-name="Standard">
      <style:text-properties style:font-name="Arial" officeooo:rsid="000c4b1f" officeooo:paragraph-rsid="000c4b1f"/>
    </style:style>
    <style:style style:name="P6" style:family="paragraph" style:parent-style-name="Standard">
      <style:text-properties style:font-name="Arial" officeooo:rsid="0006a197" officeooo:paragraph-rsid="0006a197"/>
    </style:style>
    <style:style style:name="P7" style:family="paragraph" style:parent-style-name="Standard">
      <style:text-properties style:font-name="Arial" officeooo:rsid="0007cbe3" officeooo:paragraph-rsid="0007cbe3"/>
    </style:style>
    <style:style style:name="P8" style:family="paragraph" style:parent-style-name="Standard">
      <style:text-properties style:font-name="Arial" officeooo:rsid="00089f80" officeooo:paragraph-rsid="00089f80"/>
    </style:style>
    <style:style style:name="P9" style:family="paragraph" style:parent-style-name="Standard">
      <style:text-properties style:font-name="Arial" officeooo:rsid="00095701" officeooo:paragraph-rsid="00095701"/>
    </style:style>
    <style:style style:name="P10" style:family="paragraph" style:parent-style-name="Standard">
      <style:text-properties style:font-name="Arial" officeooo:rsid="00166171" officeooo:paragraph-rsid="00166171"/>
    </style:style>
    <style:style style:name="P11" style:family="paragraph" style:parent-style-name="Text_20_body">
      <style:text-properties style:font-name="Arial" officeooo:rsid="00166171" officeooo:paragraph-rsid="00166171"/>
    </style:style>
    <style:style style:name="P12" style:family="paragraph" style:parent-style-name="Text_20_body">
      <style:text-properties style:font-name="Arial" officeooo:rsid="00175ad9" officeooo:paragraph-rsid="00175ad9"/>
    </style:style>
    <style:style style:name="P13" style:family="paragraph" style:parent-style-name="Text_20_body">
      <style:text-properties style:font-name="Arial" officeooo:rsid="00184b81" officeooo:paragraph-rsid="00184b81"/>
    </style:style>
    <style:style style:name="P14" style:family="paragraph" style:parent-style-name="Text_20_body">
      <style:text-properties style:font-name="Arial" officeooo:rsid="001a6c28" officeooo:paragraph-rsid="001a6c28"/>
    </style:style>
    <style:style style:name="P15" style:family="paragraph" style:parent-style-name="Text_20_body">
      <style:text-properties officeooo:rsid="001a6c28" officeooo:paragraph-rsid="001a6c28"/>
    </style:style>
    <style:style style:name="T1" style:family="text">
      <style:text-properties officeooo:rsid="000a546c"/>
    </style:style>
    <style:style style:name="T2" style:family="text">
      <style:text-properties officeooo:rsid="000cbd7a"/>
    </style:style>
    <style:style style:name="T3" style:family="text">
      <style:text-properties style:font-name="Arial"/>
    </style:style>
    <style:style style:name="T4" style:family="text">
      <style:text-properties style:font-name="Arial" officeooo:rsid="000536be"/>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roidal (ring) radiator of non-energy consuming radiation and its capture by a spherical shell</text:p>
      <text:h text:style-name="Heading_20_1" text:outline-level="1">Electodynamics based on Pauli’s Equation</text:h>
      <text:p text:style-name="P4"/>
      <text:p text:style-name="Standard"><draw:frame draw:style-name="fr2" draw:name="Object1" text:anchor-type="as-char" svg:y="-0.1953in" svg:width="1.698in" svg:height="0.3437in" draw:z-index="0"><draw:object xlink:href="./Object 1" xlink:type="simple" xlink:show="embed" xlink:actuate="onLoad"/><draw:image xlink:href="./ObjectReplacements/Object 1" xlink:type="simple" xlink:show="embed" xlink:actuate="onLoad"/></draw:frame></text:p>
      <text:p text:style-name="Standard"/>
      <text:p text:style-name="Standard"><draw:frame draw:style-name="fr2" draw:name="Object2" text:anchor-type="as-char" svg:y="-0.2437in" svg:width="2.6945in" svg:height="0.3929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draw:frame draw:style-name="fr2" draw:name="Object3" text:anchor-type="as-char" svg:y="-0.2709in" svg:width="4.6465in" svg:height="0.4429in" draw:z-index="2"><draw:object xlink:href="./Object 3" xlink:type="simple" xlink:show="embed" xlink:actuate="onLoad"/><draw:image xlink:href="./ObjectReplacements/Object 3" xlink:type="simple" xlink:show="embed" xlink:actuate="onLoad"/></draw:frame></text:p>
      <text:p text:style-name="Standard"><draw:frame draw:style-name="fr2" draw:name="Object4" text:anchor-type="as-char" svg:y="-0.1953in" svg:width="0.5937in" svg:height="0.3437in" draw:z-index="3"><draw:object xlink:href="./Object 4" xlink:type="simple" xlink:show="embed" xlink:actuate="onLoad"/><draw:image xlink:href="./ObjectReplacements/Object 4" xlink:type="simple" xlink:show="embed" xlink:actuate="onLoad"/></draw:frame><text:span text:style-name="T4">is used in motion and creation of new particles</text:span></text:p>
      <text:p text:style-name="P1">Two types of <text:span text:style-name="T3">photon</text:span>:</text:p>
      <text:p text:style-name="P1">A</text:p>
      <text:p text:style-name="P1"><draw:frame draw:style-name="fr2" draw:name="Object5" text:anchor-type="as-char" svg:y="-0.2437in" svg:width="3.6508in" svg:height="0.3929in" draw:z-index="4"><draw:object xlink:href="./Object 5" xlink:type="simple" xlink:show="embed" xlink:actuate="onLoad"/><draw:image xlink:href="./ObjectReplacements/Object 5" xlink:type="simple" xlink:show="embed" xlink:actuate="onLoad"/></draw:frame></text:p>
      <text:p text:style-name="P1">B</text:p>
      <text:p text:style-name="P1"><draw:frame draw:style-name="fr2" draw:name="Object6" text:anchor-type="as-char" svg:y="-0.2437in" svg:width="3.5091in" svg:height="0.3929in" draw:z-index="5"><draw:object xlink:href="./Object 6" xlink:type="simple" xlink:show="embed" xlink:actuate="onLoad"/><draw:image xlink:href="./ObjectReplacements/Object 6" xlink:type="simple" xlink:show="embed" xlink:actuate="onLoad"/><svg:desc>formula</svg:desc></draw:frame></text:p>
      <text:p text:style-name="P5">Both divided by <draw:frame draw:style-name="fr2" draw:name="Object7" text:anchor-type="as-char" svg:y="-0.1161in" svg:width="0.3063in" svg:height="0.1516in" draw:z-index="6"><draw:object xlink:href="./Object 7" xlink:type="simple" xlink:show="embed" xlink:actuate="onLoad"/><draw:image xlink:href="./ObjectReplacements/Object 7" xlink:type="simple" xlink:show="embed" xlink:actuate="onLoad"/></draw:frame></text:p>
      <text:p text:style-name="P6"/>
      <text:p text:style-name="P7">Theory of gravity:</text:p>
      <text:p text:style-name="P7">Two extra dimensions</text:p>
      <text:p text:style-name="P7">one between the primed and un-primed coordinates</text:p>
      <text:p text:style-name="P7">one for the after-life “layers” in the multiple hollow spheres about 22 km deep <text:span text:style-name="T1">(russian digging allegedly found a <text:s/>hole at 22 km).</text:span></text:p>
      <text:p text:style-name="P8">vertical offset scaling when plane switching: galactric escape velocity <text:span text:style-name="T2">light speed squared factor with only one light speed side affected by it.</text:span></text:p>
      <text:p text:style-name="P8">Thus 5.5 – 6 km jump of ufo craft</text:p>
      <text:p text:style-name="P8">In the two planes, the intrinsic mass of the particles is of the opposite sign.</text:p>
      <text:p text:style-name="P8">That causes them to wobble in the same direction when radiating photons in the inter-plane direction.</text:p>
      <text:p text:style-name="P8">Thus they keep radiating EM waves in 1 time 5 space dimensions, wobbling the charge in and out of the plane sheet, thus creating an offset velocity against an universal gravito-electro-magnetic background.</text:p>
      <text:p text:style-name="P8">However for this to be true all such waves must radiate at the same frequency spectrum.</text:p>
      <text:p text:style-name="P8">Even for different kinds of particles.</text:p>
      <text:p text:style-name="P9"><text:soft-page-break/>Also photons would not emit gravity in this model of gravity. But will never the less be bent by it.</text:p>
      <text:p text:style-name="P9">Indivisible particles with no charge will not emit gravity even if they have net mass.</text:p>
      <text:p text:style-name="P10">Nabla prime is relative to the coordinates by Lorentzian transformation when no gravity is present.</text:p>
      <text:p text:style-name="P10">When gravity is present it scales the speed of light and coordinates by a factor of v_e/c.</text:p>
      <text:p text:style-name="P10">Since the gravity is 5 space 1 time equivalent of the Maxwell Equations, the “delta-wave” has 1/r^2 dependency.</text:p>
      <text:h text:style-name="P2" text:outline-level="1"><text:span text:style-name="T3">The</text:span> device</text:h>
      <text:p text:style-name="P11">Two toroid (ring) ferrite objects next to one other.</text:p>
      <text:p text:style-name="P11">On one of the ring objects, there are two plates of thin metal forming a capacitor.</text:p>
      <text:p text:style-name="P11">One of the plates is located between the two rings/toroids, them being next to each other.</text:p>
      <text:p text:style-name="P11">The capacitor occupies one side of the ring/toroid.</text:p>
      <text:p text:style-name="P11">On the other end of the pair of rings/toroids there is a coil of small number of turns. It is connected to the capacitor.</text:p>
      <text:p text:style-name="P11">E field is minus time derivative of current</text:p>
      <text:p text:style-name="P11">Charge density is integral of current</text:p>
      <text:p text:style-name="P11">thus they align (or counter-align depending of how the wires are connected.)</text:p>
      <text:p text:style-name="P11">The reason for the two toroids rather that one is that even though the electric force does radiate <draw:frame draw:style-name="fr1" draw:name="Object8" text:anchor-type="as-char" svg:y="-0.1484in" svg:width="0.4937in" svg:height="0.2091in" draw:z-index="7"><draw:object xlink:href="./Object 8" xlink:type="simple" xlink:show="embed" xlink:actuate="onLoad"/><draw:image xlink:href="./ObjectReplacements/Object 8" xlink:type="simple" xlink:show="embed" xlink:actuate="onLoad"/></draw:frame>, the tensor has the E field squared, so if there is opposite electric field on two equal and opposite electric forces, they could cancel out the divergence.</text:p>
      <text:p text:style-name="P11">With two rings there is very small force on the in-between plate and a 2x force on the outer plate, producing net divergence of the <draw:frame draw:style-name="fr1" draw:name="Object9" text:anchor-type="as-char" svg:y="-0.1484in" svg:width="0.2602in" svg:height="0.2091in" draw:z-index="8"><draw:object xlink:href="./Object 9" xlink:type="simple" xlink:show="embed" xlink:actuate="onLoad"/><draw:image xlink:href="./ObjectReplacements/Object 9" xlink:type="simple" xlink:show="embed" xlink:actuate="onLoad"/></draw:frame>.</text:p>
      <text:p text:style-name="P11">This is presumably an outward-pointing field, parallel to the direction of travel, and so, can be caught by a hollow sphere placed around the object.</text:p>
      <text:p text:style-name="P11">The potential within the sphere will drive electric current.</text:p>
      <text:p text:style-name="P11">Note the need to use frequancy that doesn’t circle around the Earth and preferably doesn’t reflect in the ionosphere as the accumulation of negative energy photons could warm the planet.</text:p>
      <text:p text:style-name="P11">Suggested definition of photon energy:</text:p>
      <text:p text:style-name="P11"><draw:frame draw:style-name="fr1" draw:name="Object10" text:anchor-type="as-char" svg:y="-0.1819in" svg:width="2.2425in" svg:height="0.2508in" draw:z-index="9"><draw:object xlink:href="./Object 10" xlink:type="simple" xlink:show="embed" xlink:actuate="onLoad"/><draw:image xlink:href="./ObjectReplacements/Object 10" xlink:type="simple" xlink:show="embed" xlink:actuate="onLoad"/></draw:frame></text:p>
      <text:p text:style-name="P11">A factor of half might or might not be present on the right side.</text:p>
      <text:p text:style-name="P12">Note that this is the “classical” definition of energy.</text:p>
      <text:p text:style-name="P12"><text:soft-page-break/>The “quantum” definition is matter minus radiation, with an appropriate constant on one of them.</text:p>
      <text:p text:style-name="P13">It is also possible to define a quasi-classical Lagrangian with that king of “new” definition of energy.</text:p>
      <text:h text:style-name="P3" text:outline-level="1">The flying saucer</text:h>
      <text:p text:style-name="P15"><text:span text:style-name="T3">The UFO flying saucer would consist mostly of the the device for power generation (by mass). It would be encased in dielectric, reducing the diameter of the spherical shell from 10 to 1-2m.</text:span></text:p>
      <text:p text:style-name="P14">Since the voltage in the dielectric can be greater than air breakdown voltage, an arc discharge is produced inside an air inlet, heating up the air.</text:p>
      <text:p text:style-name="P14">For 2x10^6 V/m it would produce about 10 GW per square meter maximum.</text:p>
      <text:p text:style-name="P14">So if the flying saucer is about 40 ton, this allows for maximum specific impulse of 1000 km/s, assuming the area of the capacitor is 4 m^2 and some aerodynamic lift.</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2:13:44.681619778</meta:creation-date>
    <dc:date>2022-09-23T10:03:24.058010753</dc:date>
    <meta:editing-duration>PT1H22M46S</meta:editing-duration>
    <meta:editing-cycles>18</meta:editing-cycles>
    <meta:generator>LibreOffice/7.3.6.2$Linux_X86_64 LibreOffice_project/30$Build-2</meta:generator>
    <meta:document-statistic meta:table-count="0" meta:image-count="0" meta:object-count="10" meta:page-count="3" meta:paragraph-count="53" meta:word-count="676" meta:character-count="3905" meta:non-whitespace-character-count="3273"/>
  </office:meta>
</office:document-meta>
</file>

<file path=Object 1/content.xml><?xml version="1.0" encoding="utf-8"?>
<math xmlns="http://www.w3.org/1998/Math/MathML" display="block">
  <semantics>
    <mrow>
      <mrow>
        <mi>d</mi>
        <mo stretchy="false">/</mo>
        <mi mathvariant="italic">dt</mi>
      </mrow>
      <mrow>
        <mi>ψ</mi>
        <mo stretchy="false">=</mo>
        <mfrac>
          <mo stretchy="false">∂</mo>
          <mrow>
            <mo stretchy="false">∂</mo>
            <mi>t</mi>
          </mrow>
        </mfrac>
      </mrow>
      <mrow>
        <mi>ψ</mi>
        <mo stretchy="false">+</mo>
        <mrow>
          <mo fence="true" form="prefix" stretchy="false">(</mo>
          <mrow>
            <mrow>
              <mi>v</mi>
              <mi>.</mi>
              <mo stretchy="false">∇</mo>
            </mrow>
          </mrow>
          <mo fence="true" form="postfix" stretchy="false">)</mo>
        </mrow>
      </mrow>
      <mi>ψ</mi>
    </mrow>
    <annotation encoding="StarMath 5.0">d/dt %psi=partial over {partial t} %psi +(v.nabla) %psi</annotation>
  </semantics>
</math>
</file>

<file path=Object 10/content.xml><?xml version="1.0" encoding="utf-8"?>
<math xmlns="http://www.w3.org/1998/Math/MathML" display="block">
  <semantics>
    <mrow>
      <mrow>
        <msub>
          <mi>E</mi>
          <mi mathvariant="italic">PH</mi>
        </msub>
        <mo stretchy="false">=</mo>
        <mrow>
          <mo stretchy="false">∫</mo>
          <mrow>
            <mo fence="true" form="prefix" stretchy="false">(</mo>
            <mrow>
              <mrow>
                <msup>
                  <mo stretchy="false">∇</mo>
                  <mn>2</mn>
                </msup>
                <mrow>
                  <mrow>
                    <mo fence="true" form="prefix" stretchy="false">(</mo>
                    <mrow>
                      <mrow>
                        <mi>ϵ</mi>
                        <msup>
                          <mi>E</mi>
                          <mn>2</mn>
                        </msup>
                      </mrow>
                    </mrow>
                    <mo fence="true" form="postfix" stretchy="false">)</mo>
                  </mrow>
                  <mo stretchy="false">+</mo>
                  <msup>
                    <mo stretchy="false">∇</mo>
                    <mn>2</mn>
                  </msup>
                </mrow>
                <mrow>
                  <mo fence="true" form="prefix" stretchy="false">(</mo>
                  <mrow>
                    <mrow>
                      <mi>μ</mi>
                      <msup>
                        <mi>B</mi>
                        <mn>2</mn>
                      </msup>
                    </mrow>
                  </mrow>
                  <mo fence="true" form="postfix" stretchy="false">)</mo>
                </mrow>
              </mrow>
            </mrow>
            <mo fence="true" form="postfix" stretchy="false">)</mo>
          </mrow>
        </mrow>
      </mrow>
      <mi mathvariant="italic">dt</mi>
    </mrow>
    <annotation encoding="StarMath 5.0">E_PH=int (nabla^2 (%epsilon E^2)+nabla^2 (%mu B^2)) dt</annotation>
  </semantics>
</math>
</file>

<file path=Object 2/content.xml><?xml version="1.0" encoding="utf-8"?>
<math xmlns="http://www.w3.org/1998/Math/MathML" display="block">
  <semantics>
    <mrow>
      <mi>i</mi>
      <mi mathvariant="normal">ℏ</mi>
      <mfrac>
        <mi>d</mi>
        <mi mathvariant="italic">dt</mi>
      </mfrac>
      <mrow>
        <mi>ψ</mi>
        <mo stretchy="false">=</mo>
        <mi>i</mi>
      </mrow>
      <mi mathvariant="normal">ℏ</mi>
      <mfrac>
        <mo stretchy="false">∂</mo>
        <mrow>
          <mo stretchy="false">∂</mo>
          <mi>t</mi>
        </mrow>
      </mfrac>
      <mrow>
        <mi>ψ</mi>
        <mo stretchy="false">−</mo>
        <msup>
          <mi mathvariant="normal">ℏ</mi>
          <mn>2</mn>
        </msup>
      </mrow>
      <msup>
        <mi>m</mi>
        <mrow>
          <mo stretchy="false">−</mo>
          <mn>1</mn>
        </mrow>
      </msup>
      <mrow>
        <mo fence="true" form="prefix" stretchy="false">(</mo>
        <mrow>
          <mrow>
            <mo stretchy="false">∇</mo>
            <mi>ψ</mi>
          </mrow>
        </mrow>
        <mo fence="true" form="postfix" stretchy="false">)</mo>
      </mrow>
      <mrow>
        <mo fence="true" form="prefix" stretchy="false">(</mo>
        <mrow>
          <mrow>
            <mo stretchy="false">∇</mo>
            <mi>'</mi>
            <mi>ψ</mi>
          </mrow>
        </mrow>
        <mo fence="true" form="postfix" stretchy="false">)</mo>
      </mrow>
    </mrow>
    <annotation encoding="StarMath 5.0">i hbar d over {dt} %psi =i hbar partial over {partial t} %psi-hbar^2 m^-1 (nabla %psi) (nabla' %psi)</annotation>
  </semantics>
</math>
</file>

<file path=Object 3/content.xml><?xml version="1.0" encoding="utf-8"?>
<math xmlns="http://www.w3.org/1998/Math/MathML" display="block">
  <semantics>
    <mrow>
      <mrow>
        <mo stretchy="false">−</mo>
        <mi>i</mi>
      </mrow>
      <mi mathvariant="normal">ℏ</mi>
      <mfrac>
        <mi>d</mi>
        <mi mathvariant="italic">dt</mi>
      </mfrac>
      <mrow>
        <mi>ψ</mi>
        <mo stretchy="false">=</mo>
        <mrow>
          <mo stretchy="false">−</mo>
          <mi>i</mi>
        </mrow>
      </mrow>
      <mi mathvariant="normal">ℏ</mi>
      <mrow>
        <mo fence="true" form="prefix" stretchy="false">(</mo>
        <mrow>
          <mrow>
            <mfrac>
              <mo stretchy="false">∂</mo>
              <mrow>
                <mo stretchy="false">∂</mo>
                <mi>t</mi>
              </mrow>
            </mfrac>
            <mo stretchy="false">+</mo>
            <mfrac>
              <mrow>
                <mover accent="true">
                  <mi>V</mi>
                  <mo stretchy="false">˙</mo>
                </mover>
                <mrow>
                  <mi>q</mi>
                  <mo stretchy="false">+</mo>
                  <mi mathvariant="normal">Μ</mi>
                </mrow>
                <msub>
                  <mi>σ</mi>
                  <mi>M</mi>
                </msub>
                <mi>B</mi>
              </mrow>
              <msup>
                <mi mathvariant="italic">mc</mi>
                <mn>2</mn>
              </msup>
            </mfrac>
          </mrow>
        </mrow>
        <mo fence="true" form="postfix" stretchy="false">)</mo>
      </mrow>
      <mrow>
        <mi>ψ</mi>
        <mo stretchy="false">−</mo>
        <msup>
          <mi mathvariant="normal">ℏ</mi>
          <mn>2</mn>
        </msup>
      </mrow>
      <msup>
        <mi>m</mi>
        <mrow>
          <mo stretchy="false">−</mo>
          <mn>1</mn>
        </mrow>
      </msup>
      <mrow>
        <mo fence="true" form="prefix" stretchy="false">(</mo>
        <mrow>
          <mrow>
            <mi>i</mi>
            <mo stretchy="false">∇</mo>
            <mi>ψ</mi>
          </mrow>
        </mrow>
        <mo fence="true" form="postfix" stretchy="false">)</mo>
      </mrow>
      <mrow>
        <mo fence="true" form="prefix" stretchy="false">(</mo>
        <mrow>
          <mrow>
            <mrow>
              <mo fence="true" form="prefix" stretchy="false">(</mo>
              <mrow>
                <mrow>
                  <mi>i</mi>
                  <mo stretchy="false">∇</mo>
                  <mrow>
                    <mi>'</mi>
                    <mo stretchy="false">+</mo>
                    <mi mathvariant="italic">Aq</mi>
                  </mrow>
                </mrow>
              </mrow>
              <mo fence="true" form="postfix" stretchy="false">)</mo>
            </mrow>
            <mi>ψ</mi>
          </mrow>
        </mrow>
        <mo fence="true" form="postfix" stretchy="false">)</mo>
      </mrow>
    </mrow>
    <annotation encoding="StarMath 5.0">-i hbar d over {dt} %psi =-i hbar (partial over {partial t}+{dot {V}q+%MU %sigma_M B} over {mc^2}) %psi-hbar^2 m^-1 (i nabla  %psi)  ((i nabla' + Aq) %psi)</annotation>
  </semantics>
</math>
</file>

<file path=Object 4/content.xml><?xml version="1.0" encoding="utf-8"?>
<math xmlns="http://www.w3.org/1998/Math/MathML" display="block">
  <semantics>
    <mrow>
      <mi>i</mi>
      <mi mathvariant="normal">ℏ</mi>
      <mfrac>
        <mo stretchy="false">∂</mo>
        <mrow>
          <mo stretchy="false">∂</mo>
          <mi>t</mi>
        </mrow>
      </mfrac>
      <mi>ψ</mi>
    </mrow>
    <annotation encoding="StarMath 5.0">i hbar partial over {partial t} %psi</annotation>
  </semantics>
</math>
</file>

<file path=Object 5/content.xml><?xml version="1.0" encoding="utf-8"?>
<math xmlns="http://www.w3.org/1998/Math/MathML" display="block">
  <semantics>
    <mrow>
      <mi>c</mi>
      <mo stretchy="false">∇</mo>
      <mi>.</mi>
      <mrow>
        <mrow>
          <mo fence="true" form="prefix" stretchy="false">(</mo>
          <mrow>
            <mrow>
              <mo stretchy="false">∇</mo>
              <mi>.</mi>
              <mrow>
                <mo fence="true" form="prefix" stretchy="false">(</mo>
                <mrow>
                  <mrow>
                    <msubsup>
                      <mi>μ</mi>
                      <mn>0</mn>
                      <mrow>
                        <mo stretchy="false">−</mo>
                        <mn>1</mn>
                      </mrow>
                    </msubsup>
                    <mrow>
                      <mi>B</mi>
                      <mo stretchy="false">⊗</mo>
                      <mi>B</mi>
                    </mrow>
                  </mrow>
                </mrow>
                <mo fence="true" form="postfix" stretchy="false">)</mo>
              </mrow>
            </mrow>
          </mrow>
          <mo fence="true" form="postfix" stretchy="false">)</mo>
        </mrow>
        <mo stretchy="false">+</mo>
        <mi>c</mi>
      </mrow>
      <msup>
        <mo stretchy="false">∇</mo>
        <mn>2</mn>
      </msup>
      <msup>
        <mi>μ</mi>
        <mrow>
          <mo stretchy="false">−</mo>
          <mn>1</mn>
        </mrow>
      </msup>
      <mrow>
        <msup>
          <mi>B</mi>
          <mn>2</mn>
        </msup>
        <mo stretchy="false">+</mo>
        <mo stretchy="false">∇</mo>
      </mrow>
      <mi>.</mi>
      <msup>
        <mi>c</mi>
        <mrow>
          <mo stretchy="false">−</mo>
          <mn>1</mn>
        </mrow>
      </msup>
      <msubsup>
        <mi>μ</mi>
        <mn>0</mn>
        <mrow>
          <mo stretchy="false">−</mo>
          <mn>1</mn>
        </mrow>
      </msubsup>
      <mrow>
        <mfrac>
          <mrow>
            <mo stretchy="false">∂</mo>
            <mi>E</mi>
          </mrow>
          <mrow>
            <mo stretchy="false">∂</mo>
            <mi>t</mi>
          </mrow>
        </mfrac>
        <mo stretchy="false">×</mo>
        <mi>B</mi>
      </mrow>
    </mrow>
    <annotation encoding="StarMath 5.0">c nabla . (nabla . (%mu_0^-1 B otimes B))+c nabla^2 %mu^-1 B^2 +nabla . c^-1 %mu_0^-1{partial E} over {partial t} times B</annotation>
  </semantics>
</math>
</file>

<file path=Object 6/content.xml><?xml version="1.0" encoding="utf-8"?>
<math xmlns="http://www.w3.org/1998/Math/MathML" display="block">
  <semantics>
    <mrow>
      <mi>c</mi>
      <mo stretchy="false">∇</mo>
      <mi>.</mi>
      <mrow>
        <mrow>
          <mo fence="true" form="prefix" stretchy="false">(</mo>
          <mrow>
            <mrow>
              <mo stretchy="false">∇</mo>
              <mi>.</mi>
              <mrow>
                <mo fence="true" form="prefix" stretchy="false">(</mo>
                <mrow>
                  <mrow>
                    <msub>
                      <mi>ϵ</mi>
                      <mn>0</mn>
                    </msub>
                    <mrow>
                      <mi>E</mi>
                      <mo stretchy="false">⊗</mo>
                      <mi>E</mi>
                    </mrow>
                  </mrow>
                </mrow>
                <mo fence="true" form="postfix" stretchy="false">)</mo>
              </mrow>
            </mrow>
          </mrow>
          <mo fence="true" form="postfix" stretchy="false">)</mo>
        </mrow>
        <mo stretchy="false">+</mo>
        <mi>c</mi>
      </mrow>
      <msup>
        <mo stretchy="false">∇</mo>
        <mn>2</mn>
      </msup>
      <msub>
        <mi>ϵ</mi>
        <mn>0</mn>
      </msub>
      <mrow>
        <msup>
          <mi>E</mi>
          <mn>2</mn>
        </msup>
        <mo stretchy="false">−</mo>
        <mo stretchy="false">∇</mo>
      </mrow>
      <mi>.</mi>
      <msup>
        <mi>c</mi>
        <mrow>
          <mo stretchy="false">−</mo>
          <mn>1</mn>
        </mrow>
      </msup>
      <msubsup>
        <mi>μ</mi>
        <mn>0</mn>
        <mrow>
          <mo stretchy="false">−</mo>
          <mn>1</mn>
        </mrow>
      </msubsup>
      <mrow>
        <mfrac>
          <mrow>
            <mo stretchy="false">∂</mo>
            <mi>B</mi>
          </mrow>
          <mrow>
            <mo stretchy="false">∂</mo>
            <mi>t</mi>
          </mrow>
        </mfrac>
        <mo stretchy="false">×</mo>
        <mi>E</mi>
      </mrow>
    </mrow>
    <annotation encoding="StarMath 5.0">c nabla . (nabla . (%epsilon_0 E otimes E))+c nabla^2 %epsilon_0 E^2 -nabla . c^-1 %mu_0^-1{partial B} over {partial t} times E</annotation>
  </semantics>
</math>
</file>

<file path=Object 7/content.xml><?xml version="1.0" encoding="utf-8"?>
<math xmlns="http://www.w3.org/1998/Math/MathML" display="block">
  <semantics>
    <mrow>
      <mi mathvariant="normal">ℏ</mi>
      <mi>ω</mi>
    </mrow>
    <annotation encoding="StarMath 5.0">hbar %omega</annotation>
  </semantics>
</math>
</file>

<file path=Object 8/content.xml><?xml version="1.0" encoding="utf-8"?>
<math xmlns="http://www.w3.org/1998/Math/MathML" display="block">
  <semantics>
    <mrow>
      <mo stretchy="false">∇</mo>
      <mi>.</mi>
      <msub>
        <mi>T</mi>
        <mi>E</mi>
      </msub>
    </mrow>
    <annotation encoding="StarMath 5.0">nabla . T_E</annotation>
  </semantics>
</math>
</file>

<file path=Object 9/content.xml><?xml version="1.0" encoding="utf-8"?>
<math xmlns="http://www.w3.org/1998/Math/MathML" display="block">
  <semantics>
    <msub>
      <mi>T</mi>
      <mi>E</mi>
    </msub>
    <annotation encoding="StarMath 5.0">T_E</annotation>
  </semantics>
</math>
</file>